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1a68e5" officeooo:paragraph-rsid="001a68e5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1d2394" officeooo:paragraph-rsid="001d2394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style:text-underline-style="solid" style:text-underline-width="auto" style:text-underline-color="font-color" fo:font-weight="bold" officeooo:rsid="0025bf02" officeooo:paragraph-rsid="0025bf02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style:text-underline-style="solid" style:text-underline-width="auto" style:text-underline-color="font-color" fo:font-weight="bold" officeooo:rsid="00274a1a" officeooo:paragraph-rsid="00274a1a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style:text-underline-style="solid" style:text-underline-width="auto" style:text-underline-color="font-color" fo:font-weight="bold" officeooo:rsid="0027e030" officeooo:paragraph-rsid="0027e030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fo:font-weight="bold" officeooo:rsid="0028eee6" officeooo:paragraph-rsid="0028eee6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italic" officeooo:rsid="0025bf02" officeooo:paragraph-rsid="0025bf02" style:font-style-asian="italic" style:font-style-complex="italic"/>
    </style:style>
    <style:style style:name="P8" style:family="paragraph" style:parent-style-name="Text_20_body">
      <style:text-properties fo:font-style="italic" style:text-underline-style="solid" style:text-underline-width="auto" style:text-underline-color="font-color" fo:font-weight="bold" officeooo:rsid="001e6355" officeooo:paragraph-rsid="001e6355" style:font-style-asian="italic" style:font-weight-asian="bold" style:font-style-complex="italic" style:font-weight-complex="bold"/>
    </style:style>
    <style:style style:name="P9" style:family="paragraph" style:parent-style-name="Title">
      <style:paragraph-properties fo:text-align="center" style:justify-single-word="false"/>
      <style:text-properties officeooo:rsid="001a68e5" officeooo:paragraph-rsid="001a68e5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a68e5" officeooo:paragraph-rsid="001a68e5"/>
    </style:style>
    <style:style style:name="P11" style:family="paragraph" style:parent-style-name="Text_20_body" style:list-style-name="L2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a68e5" officeooo:paragraph-rsid="001a68e5" style:font-style-asian="normal" style:font-weight-asian="bold" style:font-style-complex="normal" style:font-weight-complex="bold"/>
    </style:style>
    <style:style style:name="P12" style:family="paragraph" style:parent-style-name="Text_20_body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d2394" officeooo:paragraph-rsid="001d2394" style:font-style-asian="normal" style:font-weight-asian="bold" style:font-style-complex="normal" style:font-weight-complex="bold"/>
    </style:style>
    <style:style style:name="P13" style:family="paragraph" style:parent-style-name="Text_20_body" style:list-style-name="L4">
      <style:text-properties fo:font-style="normal" style:text-underline-style="solid" style:text-underline-width="auto" style:text-underline-color="font-color" fo:font-weight="bold" officeooo:rsid="002387d0" officeooo:paragraph-rsid="002387d0" style:font-style-asian="normal" style:font-weight-asian="bold" style:font-style-complex="normal" style:font-weight-complex="bold"/>
    </style:style>
    <style:style style:name="P14" style:family="paragraph" style:parent-style-name="Text_20_body" style:list-style-name="L2">
      <style:paragraph-properties fo:text-align="start" style:justify-single-word="false"/>
      <style:text-properties fo:font-style="normal" style:text-underline-style="none" fo:font-weight="normal" officeooo:rsid="001a68e5" officeooo:paragraph-rsid="001a68e5" style:font-style-asian="normal" style:font-weight-asian="normal" style:font-style-complex="normal" style:font-weight-complex="normal"/>
    </style:style>
    <style:style style:name="P15" style:family="paragraph" style:parent-style-name="Text_20_body" style:list-style-name="L3">
      <style:paragraph-properties fo:text-align="start" style:justify-single-word="false"/>
      <style:text-properties fo:font-style="normal" style:text-underline-style="none" fo:font-weight="normal" officeooo:rsid="001d2394" officeooo:paragraph-rsid="001d2394" style:font-style-asian="normal" style:font-weight-asian="normal" style:font-style-complex="normal" style:font-weight-complex="normal"/>
    </style:style>
    <style:style style:name="P16" style:family="paragraph" style:parent-style-name="Text_20_body" style:list-style-name="L4">
      <style:text-properties fo:font-style="normal" style:text-underline-style="none" fo:font-weight="normal" officeooo:rsid="001e6355" officeooo:paragraph-rsid="001e6355" style:font-style-asian="normal" style:font-weight-asian="normal" style:font-style-complex="normal" style:font-weight-complex="normal"/>
    </style:style>
    <style:style style:name="P17" style:family="paragraph" style:parent-style-name="Text_20_body" style:list-style-name="L5">
      <style:text-properties fo:font-style="normal" style:text-underline-style="none" fo:font-weight="normal" officeooo:rsid="002387d0" officeooo:paragraph-rsid="002387d0" style:font-style-asian="normal" style:font-weight-asian="normal" style:font-style-complex="normal" style:font-weight-complex="normal"/>
    </style:style>
    <style:style style:name="P18" style:family="paragraph" style:parent-style-name="Text_20_body" style:list-style-name="L5">
      <style:text-properties fo:font-style="normal" style:text-underline-style="none" fo:font-weight="normal" officeooo:rsid="0025bf02" officeooo:paragraph-rsid="0025bf02" style:font-style-asian="normal" style:font-weight-asian="normal" style:font-style-complex="normal" style:font-weight-complex="normal"/>
    </style:style>
    <style:style style:name="P19" style:family="paragraph" style:parent-style-name="Text_20_body" style:list-style-name="L6">
      <style:text-properties fo:font-style="normal" style:text-underline-style="none" fo:font-weight="normal" officeooo:rsid="00274a1a" officeooo:paragraph-rsid="00274a1a" style:font-style-asian="normal" style:font-weight-asian="normal" style:font-style-complex="normal" style:font-weight-complex="normal"/>
    </style:style>
    <style:style style:name="P20" style:family="paragraph" style:parent-style-name="Text_20_body" style:list-style-name="L7">
      <style:text-properties fo:font-style="normal" style:text-underline-style="none" fo:font-weight="normal" officeooo:rsid="0027e030" officeooo:paragraph-rsid="0027e030" style:font-style-asian="normal" style:font-weight-asian="normal" style:font-style-complex="normal" style:font-weight-complex="normal"/>
    </style:style>
    <style:style style:name="P21" style:family="paragraph" style:parent-style-name="Text_20_body" style:list-style-name="L7">
      <style:text-properties fo:font-style="normal" style:text-underline-style="none" fo:font-weight="normal" officeooo:rsid="0028eee6" officeooo:paragraph-rsid="0028eee6" style:font-style-asian="normal" style:font-weight-asian="normal" style:font-style-complex="normal" style:font-weight-complex="normal"/>
    </style:style>
    <style:style style:name="P22" style:family="paragraph" style:parent-style-name="Text_20_body" style:list-style-name="L8">
      <style:text-properties fo:font-style="normal" style:text-underline-style="none" fo:font-weight="normal" officeooo:rsid="0028eee6" officeooo:paragraph-rsid="0028eee6" style:font-style-asian="normal" style:font-weight-asian="normal" style:font-style-complex="normal" style:font-weight-complex="normal"/>
    </style:style>
    <style:style style:name="P23" style:family="paragraph" style:parent-style-name="Text_20_body" style:list-style-name="L8">
      <style:text-properties fo:font-style="normal" style:text-underline-style="none" fo:font-weight="normal" officeooo:rsid="002ad6cb" officeooo:paragraph-rsid="002ad6cb" style:font-style-asian="normal" style:font-weight-asian="normal" style:font-style-complex="normal" style:font-weight-complex="normal"/>
    </style:style>
    <style:style style:name="P24" style:family="paragraph" style:parent-style-name="Text_20_body" style:list-style-name="L8">
      <style:text-properties fo:font-style="normal" style:text-underline-style="none" fo:font-weight="normal" officeooo:rsid="002c625a" officeooo:paragraph-rsid="002c625a" style:font-style-asian="normal" style:font-weight-asian="normal" style:font-style-complex="normal" style:font-weight-complex="normal"/>
    </style:style>
    <style:style style:name="P25" style:family="paragraph" style:parent-style-name="Text_20_body" style:list-style-name="L8">
      <style:text-properties fo:font-style="normal" style:text-underline-style="none" fo:font-weight="normal" officeooo:rsid="002e0337" officeooo:paragraph-rsid="002e0337" style:font-style-asian="normal" style:font-weight-asian="normal" style:font-style-complex="normal" style:font-weight-complex="normal"/>
    </style:style>
    <style:style style:name="P26" style:family="paragraph" style:parent-style-name="Text_20_body" style:list-style-name="L2">
      <style:paragraph-properties fo:text-align="start" style:justify-single-word="false"/>
      <style:text-properties fo:font-style="italic" style:text-underline-style="none" fo:font-weight="normal" officeooo:rsid="001a68e5" officeooo:paragraph-rsid="001a68e5" style:font-style-asian="italic" style:font-weight-asian="normal" style:font-style-complex="italic" style:font-weight-complex="normal"/>
    </style:style>
    <style:style style:name="P27" style:family="paragraph" style:parent-style-name="Text_20_body" style:list-style-name="L3">
      <style:paragraph-properties fo:text-align="start" style:justify-single-word="false"/>
      <style:text-properties fo:font-style="italic" style:text-underline-style="none" fo:font-weight="normal" officeooo:rsid="001d2394" officeooo:paragraph-rsid="001d2394" style:font-style-asian="italic" style:font-weight-asian="normal" style:font-style-complex="italic" style:font-weight-complex="normal"/>
    </style:style>
    <style:style style:name="P28" style:family="paragraph" style:parent-style-name="Text_20_body" style:list-style-name="L4">
      <style:text-properties fo:font-style="italic" style:text-underline-style="none" fo:font-weight="normal" officeooo:rsid="001e6355" officeooo:paragraph-rsid="001e6355" style:font-style-asian="italic" style:font-weight-asian="normal" style:font-style-complex="italic" style:font-weight-complex="normal"/>
    </style:style>
    <style:style style:name="P29" style:family="paragraph" style:parent-style-name="Text_20_body" style:list-style-name="L5">
      <style:text-properties fo:font-style="italic" style:text-underline-style="none" fo:font-weight="normal" officeooo:rsid="002387d0" officeooo:paragraph-rsid="002387d0" style:font-style-asian="italic" style:font-weight-asian="normal" style:font-style-complex="italic" style:font-weight-complex="normal"/>
    </style:style>
    <style:style style:name="P30" style:family="paragraph" style:parent-style-name="Text_20_body" style:list-style-name="L5">
      <style:text-properties fo:font-style="italic" style:text-underline-style="none" fo:font-weight="normal" officeooo:rsid="0025bf02" officeooo:paragraph-rsid="0025bf02" style:font-style-asian="italic" style:font-weight-asian="normal" style:font-style-complex="italic" style:font-weight-complex="normal"/>
    </style:style>
    <style:style style:name="P31" style:family="paragraph" style:parent-style-name="Text_20_body" style:list-style-name="L6">
      <style:text-properties fo:font-style="italic" style:text-underline-style="none" fo:font-weight="normal" officeooo:rsid="00274a1a" officeooo:paragraph-rsid="00274a1a" style:font-style-asian="italic" style:font-weight-asian="normal" style:font-style-complex="italic" style:font-weight-complex="normal"/>
    </style:style>
    <style:style style:name="P32" style:family="paragraph" style:parent-style-name="Text_20_body" style:list-style-name="L7">
      <style:text-properties fo:font-style="italic" style:text-underline-style="none" fo:font-weight="normal" officeooo:rsid="0027e030" officeooo:paragraph-rsid="0027e030" style:font-style-asian="italic" style:font-weight-asian="normal" style:font-style-complex="italic" style:font-weight-complex="normal"/>
    </style:style>
    <style:style style:name="P33" style:family="paragraph" style:parent-style-name="Text_20_body" style:list-style-name="L8">
      <style:text-properties fo:font-style="italic" style:text-underline-style="none" fo:font-weight="normal" officeooo:rsid="0028eee6" officeooo:paragraph-rsid="0028eee6" style:font-style-asian="italic" style:font-weight-asian="normal" style:font-style-complex="italic" style:font-weight-complex="normal"/>
    </style:style>
    <style:style style:name="P34" style:family="paragraph" style:parent-style-name="Text_20_body" style:list-style-name="L8">
      <style:text-properties fo:font-style="italic" style:text-underline-style="none" fo:font-weight="normal" officeooo:rsid="002ad6cb" officeooo:paragraph-rsid="002ad6cb" style:font-style-asian="italic" style:font-weight-asian="normal" style:font-style-complex="italic" style:font-weight-complex="normal"/>
    </style:style>
    <style:style style:name="P35" style:family="paragraph" style:parent-style-name="Text_20_body" style:list-style-name="L8">
      <style:text-properties fo:font-style="italic" style:text-underline-style="none" fo:font-weight="normal" officeooo:rsid="002c625a" officeooo:paragraph-rsid="002c625a" style:font-style-asian="italic" style:font-weight-asian="normal" style:font-style-complex="italic" style:font-weight-complex="normal"/>
    </style:style>
    <style:style style:name="P36" style:family="paragraph" style:parent-style-name="Text_20_body" style:list-style-name="L3">
      <style:paragraph-properties fo:text-align="start" style:justify-single-word="false"/>
      <style:text-properties fo:font-style="italic" officeooo:rsid="001d2394" officeooo:paragraph-rsid="001d2394" style:font-style-asian="italic" style:font-style-complex="italic"/>
    </style:style>
    <style:style style:name="P37" style:family="paragraph" style:parent-style-name="Text_20_body" style:list-style-name="L5">
      <style:text-properties fo:font-style="italic" officeooo:rsid="002387d0" officeooo:paragraph-rsid="002387d0" style:font-style-asian="italic" style:font-style-complex="italic"/>
    </style:style>
    <style:style style:name="P38" style:family="paragraph" style:parent-style-name="Text_20_body" style:list-style-name="L5">
      <style:text-properties fo:font-style="italic" officeooo:rsid="0025bf02" officeooo:paragraph-rsid="0025bf02" style:font-style-asian="italic" style:font-style-complex="italic"/>
    </style:style>
    <style:style style:name="P39" style:family="paragraph" style:parent-style-name="Text_20_body" style:list-style-name="L4">
      <style:text-properties fo:font-style="italic" style:text-underline-style="solid" style:text-underline-width="auto" style:text-underline-color="font-color" fo:font-weight="bold" officeooo:rsid="001e6355" officeooo:paragraph-rsid="001e6355" style:font-style-asian="italic" style:font-weight-asian="bold" style:font-style-complex="italic" style:font-weight-complex="bold"/>
    </style:style>
    <style:style style:name="P40" style:family="paragraph" style:parent-style-name="Text_20_body" style:list-style-name="L3">
      <style:paragraph-properties fo:text-align="start" style:justify-single-word="false"/>
      <style:text-properties style:text-underline-style="none" officeooo:rsid="001d2394" officeooo:paragraph-rsid="001d2394"/>
    </style:style>
    <style:style style:name="P41" style:family="paragraph" style:parent-style-name="Text_20_body" style:list-style-name="L4">
      <style:text-properties style:text-underline-style="none" fo:font-weight="normal" officeooo:rsid="001d2394" officeooo:paragraph-rsid="001d2394" style:font-weight-asian="normal" style:font-weight-complex="normal"/>
    </style:style>
    <style:style style:name="P42" style:family="paragraph" style:parent-style-name="Text_20_body" style:list-style-name="L4">
      <style:text-properties style:text-underline-style="none" fo:font-weight="normal" officeooo:rsid="001e6355" officeooo:paragraph-rsid="001e6355" style:font-weight-asian="normal" style:font-weight-complex="normal"/>
    </style:style>
    <style:style style:name="P43" style:family="paragraph" style:parent-style-name="Text_20_body" style:list-style-name="L4">
      <style:text-properties style:text-underline-style="solid" style:text-underline-width="auto" style:text-underline-color="font-color" fo:font-weight="bold" officeooo:rsid="001e6355" officeooo:paragraph-rsid="001e6355" style:font-weight-asian="bold" style:font-weight-complex="bold"/>
    </style:style>
    <style:style style:name="P44" style:family="paragraph" style:parent-style-name="Heading_20_2">
      <style:text-properties style:text-underline-style="none" fo:font-weight="normal" officeooo:rsid="001d2394" officeooo:paragraph-rsid="001d2394" style:font-weight-asian="normal" style:font-weight-complex="normal"/>
    </style:style>
    <style:style style:name="P45" style:family="paragraph" style:parent-style-name="Heading_20_2">
      <style:text-properties fo:font-style="normal" officeooo:rsid="0028eee6" officeooo:paragraph-rsid="0028eee6" style:font-style-asian="normal" style:font-style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484e1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5bf0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00944" style:font-weight-asian="normal" style:font-weight-complex="normal"/>
    </style:style>
    <style:style style:name="T8" style:family="text">
      <style:text-properties style:text-underline-style="none" fo:font-weight="normal" officeooo:rsid="002484e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alismus a naturalismus ve světové literatuře</text:p>
      <text:list xml:id="list5548867259037859005" text:style-name="L1">
        <text:list-item>
          <text:p text:style-name="P10">řeší sociální jevy, zachycuje co nejhodnověrněji, co se ve světě děje</text:p>
        </text:list-item>
        <text:list-item>
          <text:p text:style-name="P10">od poloviny 19. století</text:p>
        </text:list-item>
        <text:list-item>
          <text:p text:style-name="P10">pravdivé zobrazení prostředí, osobnosti postav</text:p>
        </text:list-item>
        <text:list-item>
          <text:p text:style-name="P10">snaha prozkomávat problém, o kterém píšu</text:p>
        </text:list-item>
        <text:list-item>
          <text:p text:style-name="P10">typizace – vznikají typy postav – typičtí představitelé daného prostředí, ale vkládány do individuálních rysů postav</text:p>
        </text:list-item>
        <text:list-item>
          <text:p text:style-name="P10">vypravěč bývá vnější, nezaujatý, jeho jazyk spisovný</text:p>
        </text:list-item>
        <text:list-item>
          <text:p text:style-name="P10">jazyk postav se stává významným charakterizačním prvkem</text:p>
        </text:list-item>
      </text:list>
      <text:p text:style-name="P1">Anglie</text:p>
      <text:list xml:id="list4135030510645908007" text:style-name="L2">
        <text:list-item>
          <text:p text:style-name="P11">Charles Dickens</text:p>
          <text:list>
            <text:list-item>
              <text:p text:style-name="P14">těžké dětství, rodiče ve vězení pro dlužníky → jeho dětští hrdinové</text:p>
            </text:list-item>
            <text:list-item>
              <text:p text:style-name="P14">snaží se podat klady i zápory viktoriánské Anglie</text:p>
            </text:list-item>
            <text:list-item>
              <text:p text:style-name="P14">osamělí hrdinové bojují s různými institucemi</text:p>
            </text:list-item>
            <text:list-item>
              <text:p text:style-name="P14">témata: zlo ve společenském systému, zlo páchané na dětech</text:p>
            </text:list-item>
            <text:list-item>
              <text:p text:style-name="P26">Oliver Twist</text:p>
            </text:list-item>
            <text:list-item>
              <text:p text:style-name="P26">David Copperfield</text:p>
            </text:list-item>
          </text:list>
        </text:list-item>
      </text:list>
      <text:p text:style-name="P2">Francie</text:p>
      <text:list xml:id="list3814947340110387576" text:style-name="L3">
        <text:list-item>
          <text:p text:style-name="P12">Honoré de Balzac</text:p>
          <text:list>
            <text:list-item>
              <text:p text:style-name="P15">snažil se zachytit Francii se vím všudy – všechny vrstvy</text:p>
            </text:list-item>
            <text:list-item>
              <text:p text:style-name="P15">prvky romantismu</text:p>
            </text:list-item>
            <text:list-item>
              <text:p text:style-name="P15">ponapoleonské období – polovina 19. století</text:p>
            </text:list-item>
            <text:list-item>
              <text:p text:style-name="P40"><text:span text:style-name="T4">cyklus </text:span><text:span text:style-name="T5">Lidcká komedie</text:span></text:p>
              <text:list>
                <text:list-item>
                  <text:p text:style-name="P15">zhruba 100 románů, některé postavy se objevují ve více z nich (Vautrin)</text:p>
                </text:list-item>
                <text:list-item>
                  <text:p text:style-name="P27">Evženie Grandetová</text:p>
                </text:list-item>
                <text:list-item>
                  <text:p text:style-name="P27">Otec Goriot</text:p>
                </text:list-item>
                <text:list-item>
                  <text:p text:style-name="P27">Lesk a bída kurtizán</text:p>
                </text:list-item>
                <text:list-item>
                  <text:p text:style-name="P27">Ztracené iluze</text:p>
                </text:list-item>
              </text:list>
            </text:list-item>
          </text:list>
        </text:list-item>
        <text:list-item>
          <text:p text:style-name="P12">Gustave Flaubert</text:p>
          <text:list>
            <text:list-item>
              <text:p text:style-name="P27">Paní Bovaryová</text:p>
              <text:list>
                <text:list-item>
                  <text:p text:style-name="P36">aneb Mravy francouzského venkova</text:p>
                </text:list-item>
                <text:list-item>
                  <text:p text:style-name="P15">žena se těší na manželský život, ale pak to nestojí za to, nakonec si najde milence</text:p>
                </text:list-item>
                <text:list-item>
                  <text:p text:style-name="P15">romantická povaha hlavní postavy</text:p>
                </text:list-item>
              </text:list>
            </text:list-item>
            <text:list-item>
              <text:p text:style-name="P27">Citová výchova</text:p>
            </text:list-item>
            <text:list-item>
              <text:p text:style-name="P27">Salambo</text:p>
            </text:list-item>
          </text:list>
        </text:list-item>
      </text:list>
      <text:h text:style-name="P44" text:outline-level="2"><text:soft-page-break/>Naturalismus</text:h>
      <text:list xml:id="list1893475429032582301" text:style-name="L4">
        <text:list-item>
          <text:p text:style-name="P41">přírodní pohled na člověka</text:p>
        </text:list-item>
        <text:list-item>
          <text:p text:style-name="P41">podstata dána geneticky a výchovou</text:p>
        </text:list-item>
        <text:list-item>
          <text:p text:style-name="P41">člověk nemá šanci změnit, co je mu dáno</text:p>
        </text:list-item>
        <text:list-item>
          <text:p text:style-name="P42">opomíjena vlastní vůle</text:p>
        </text:list-item>
        <text:list-item>
          <text:p text:style-name="P42">chtěli zobrazovat prostředí do nejmenších detailů</text:p>
        </text:list-item>
        <text:list-item>
          <text:p text:style-name="P43">Emile Zola</text:p>
          <text:list>
            <text:list-item>
              <text:p text:style-name="P28">Experimentální román</text:p>
              <text:list>
                <text:list-item>
                  <text:p text:style-name="P16">teoretické dílo</text:p>
                </text:list-item>
                <text:list-item>
                  <text:p text:style-name="P16">román by měl vznikat na vědeckém základu</text:p>
                </text:list-item>
                <text:list-item>
                  <text:p text:style-name="P16">spisovatel=zprostředkovatel → nezaujatý vypravěč</text:p>
                </text:list-item>
              </text:list>
            </text:list-item>
            <text:list-item>
              <text:p text:style-name="P28">Rougon – Macuartové</text:p>
              <text:list>
                <text:list-item>
                  <text:p text:style-name="P16">cyklus románů (20)</text:p>
                </text:list-item>
                <text:list-item>
                  <text:p text:style-name="P16">přecházející postavy</text:p>
                </text:list-item>
                <text:list-item>
                  <text:p text:style-name="P28">Štěstí Rougonů</text:p>
                </text:list-item>
                <text:list-item>
                  <text:p text:style-name="P28">Nana</text:p>
                </text:list-item>
                <text:list-item>
                  <text:p text:style-name="P39"><text:span text:style-name="T6">Zab</text:span><text:span text:style-name="T7">j</text:span><text:span text:style-name="T6">iák</text:span></text:p>
                </text:list-item>
              </text:list>
            </text:list-item>
          </text:list>
        </text:list-item>
      </text:list>
      <text:p text:style-name="P8"/>
      <text:list xml:id="list140848350183864" text:continue-numbering="true" text:style-name="L4">
        <text:list-item>
          <text:p text:style-name="P13">Fjodor Michajlovič Dostojevskij</text:p>
        </text:list-item>
      </text:list>
      <text:list xml:id="list2607107506861438145" text:style-name="L5">
        <text:list-item>
          <text:p text:style-name="P17">psychologická próza</text:p>
        </text:list-item>
        <text:list-item>
          <text:p text:style-name="P17">odsouzen k smrti za povstání proti carovi, ale nakonec zmírněno (tábor nucených prací na Sibiři)</text:p>
        </text:list-item>
        <text:list-item>
          <text:p text:style-name="P37"><text:span text:style-name="T6">Zápisky z mrtvého domu</text:span><text:span text:style-name="T1"> – na motivy napsal operu Leoš Janáček</text:span></text:p>
        </text:list-item>
        <text:list-item>
          <text:p text:style-name="P29">Zločin a trest</text:p>
          <text:list>
            <text:list-item>
              <text:p text:style-name="P37"><text:span text:style-name="T3">pychologický </text:span><text:span text:style-name="T1">román</text:span></text:p>
            </text:list-item>
            <text:list-item>
              <text:p text:style-name="P17">mezi četbou k maturitě</text:p>
            </text:list-item>
            <text:list-item>
              <text:p text:style-name="P37"><text:span text:style-name="T1">hlavní postava Raskolnikov – chudý nadaný student, </text:span><text:span text:style-name="T2">štve ho společnost, seznámí se se starou lichvářkou, pak ji zabije pro peníze</text:span></text:p>
            </text:list-item>
          </text:list>
        </text:list-item>
        <text:list-item>
          <text:p text:style-name="P38"><text:span text:style-name="T8">B</text:span><text:span text:style-name="T6">ratři Karamazovi</text:span></text:p>
          <text:list>
            <text:list-item>
              <text:p text:style-name="P18">otcovražda</text:p>
            </text:list-item>
          </text:list>
        </text:list-item>
        <text:list-item>
          <text:p text:style-name="P30">Idiot</text:p>
        </text:list-item>
      </text:list>
      <text:p text:style-name="P7"/>
      <text:p text:style-name="P3">Henryk Sienkieicz</text:p>
      <text:p text:style-name="P3"/>
      <text:p text:style-name="P4">Mark Twain</text:p>
      <text:list xml:id="list1228602061242981797" text:style-name="L6">
        <text:list-item>
          <text:p text:style-name="P19">prostřídal mnoho zaměstnání</text:p>
        </text:list-item>
        <text:list-item>
          <text:p text:style-name="P19">psal povídky a romány</text:p>
        </text:list-item>
        <text:list-item>
          <text:p text:style-name="P31">Dobrodružství Toma Sawyera</text:p>
        </text:list-item>
        <text:list-item>
          <text:p text:style-name="P31">Dobrodružství Huckleberryho Finna</text:p>
        </text:list-item>
      </text:list>
      <text:h text:style-name="Heading_20_2" text:outline-level="2"><text:soft-page-break/>Norsko</text:h>
      <text:p text:style-name="P5">Henryk Ibsen</text:p>
      <text:list xml:id="list6934550704834346296" text:style-name="L7">
        <text:list-item>
          <text:p text:style-name="P20">dramatik</text:p>
        </text:list-item>
        <text:list-item>
          <text:p text:style-name="P32">Divoká kachna</text:p>
          <text:list>
            <text:list-item>
              <text:p text:style-name="P21">hodně symbolů – kachna = přetvářka, nesvoboda, nepřirozený a umělý život</text:p>
            </text:list-item>
            <text:list-item>
              <text:p text:style-name="P21">postupně vyplývá najevo, že realita bývá jiná, než jak se jeví</text:p>
            </text:list-item>
            <text:list-item>
              <text:p text:style-name="P21">umírá Hedvika – autor ničí nevinné</text:p>
            </text:list-item>
          </text:list>
        </text:list-item>
        <text:list-item>
          <text:p text:style-name="P32">Peer Gynt</text:p>
        </text:list-item>
        <text:list-item>
          <text:p text:style-name="P32">Nora (Domov loutek)</text:p>
          <text:list>
            <text:list-item>
              <text:p text:style-name="P21">nemoc Nořina manžela, potřebuje peníze na jeho léčbu</text:p>
            </text:list-item>
            <text:list-item>
              <text:p text:style-name="P21">nelegálně podepíše směnku bankéři na manželovo jméno, má postupně splácet</text:p>
            </text:list-item>
            <text:list-item>
              <text:p text:style-name="P21">když se to dozví manžel, tak se nasere, zakáže jí stýkat se s dětmi, opustí ji</text:p>
            </text:list-item>
            <text:list-item>
              <text:p text:style-name="P21">byla pro něho jen ozdoba</text:p>
            </text:list-item>
            <text:list-item>
              <text:p text:style-name="P21">po zplacení směnky ji chce zas zpátky, ona nechce, odejde, nechává mu děti</text:p>
            </text:list-item>
          </text:list>
        </text:list-item>
        <text:list-item>
          <text:p text:style-name="P20">dodržuje antické jednoty</text:p>
        </text:list-item>
        <text:list-item>
          <text:p text:style-name="P20">výrazná retrospektiva v rozhovorech</text:p>
        </text:list-item>
        <text:list-item>
          <text:p text:style-name="P21">psychologie postav</text:p>
        </text:list-item>
      </text:list>
      <text:h text:style-name="P45" text:outline-level="2">Rusko</text:h>
      <text:p text:style-name="P6">Anton Pavlovič Čechov</text:p>
      <text:list xml:id="list8511142520997730998" text:style-name="L8">
        <text:list-item>
          <text:p text:style-name="P22">prozaik a dramatik</text:p>
        </text:list-item>
        <text:list-item>
          <text:p text:style-name="P22">humoristické příběhy – žertovné miniatury – asi 600, většinou pod pseudonymem</text:p>
          <text:list>
            <text:list-item>
              <text:p text:style-name="P33">Kniha stížností</text:p>
              <text:list>
                <text:list-item>
                  <text:p text:style-name="P22">obsah knihy přání stížností na malém nádraží</text:p>
                </text:list-item>
              </text:list>
            </text:list-item>
          </text:list>
        </text:list-item>
        <text:list-item>
          <text:p text:style-name="P22">příběhy malého ruského úředníka</text:p>
          <text:list>
            <text:list-item>
              <text:p text:style-name="P33">Úředníkova smrt</text:p>
              <text:list>
                <text:list-item>
                  <text:p text:style-name="P22">úředník poprská pleš nějakého významného člověka, pokouší se to nějak napravit, furt se mu to nezdá, pak usoudí, že všechno podělal a umře</text:p>
                </text:list-item>
              </text:list>
            </text:list-item>
          </text:list>
        </text:list-item>
        <text:list-item>
          <text:p text:style-name="P22">reportáže ze soudních síní</text:p>
        </text:list-item>
        <text:list-item>
          <text:p text:style-name="P22">psychologické povídky a novely</text:p>
          <text:list>
            <text:list-item>
              <text:p text:style-name="P22">už tam není prvek absurdního komična</text:p>
            </text:list-item>
            <text:list-item>
              <text:p text:style-name="P22">soustředí se na problémy různých vrstev</text:p>
            </text:list-item>
            <text:list-item>
              <text:p text:style-name="P22">často o lásce</text:p>
            </text:list-item>
            <text:list-item>
              <text:p text:style-name="P34">Dáma s psíčkem</text:p>
              <text:list>
                <text:list-item>
                  <text:p text:style-name="P23">nějaká láska z pláže, pak na sebe nemůžou zapomenout, pak se ji muž rozhodne vypátrat, najde ji, ale je vdaná a nemá to řešení</text:p>
                </text:list-item>
              </text:list>
            </text:list-item>
          </text:list>
        </text:list-item>
        <text:list-item>
          <text:p text:style-name="P23">dramata</text:p>
          <text:list>
            <text:list-item>
              <text:p text:style-name="P24">lyrizované drama</text:p>
            </text:list-item>
            <text:list-item>
              <text:p text:style-name="P24">monologizované dialogy – z dialogu se stává monolog</text:p>
            </text:list-item>
            <text:list-item>
              <text:p text:style-name="P24">když se objeví puška, musí se z ní nejpozději v další scéně vystřelit</text:p>
            </text:list-item>
            <text:list-item>
              <text:p text:style-name="P24"><text:soft-page-break/>MCHAT</text:p>
            </text:list-item>
            <text:list-item>
              <text:p text:style-name="P24">Jevištní realismus</text:p>
            </text:list-item>
            <text:list-item>
              <text:p text:style-name="P35">Tři sestry</text:p>
            </text:list-item>
            <text:list-item>
              <text:p text:style-name="P35">Višňový sad</text:p>
              <text:list>
                <text:list-item>
                  <text:p text:style-name="P24">v nabídce k maturitě</text:p>
                </text:list-item>
                <text:list-item>
                  <text:p text:style-name="P24">problém střetu staré tradiční společnosti s novou generací</text:p>
                </text:list-item>
                <text:list-item>
                  <text:p text:style-name="P25">hlavní postava kněžna Raněvská se vrací z Paříže na své panství, má tam višňový sad, panství je v dluzích</text:p>
                </text:list-item>
              </text:list>
            </text:list-item>
            <text:list-item>
              <text:p text:style-name="P35">Strýček Váňa</text:p>
            </text:list-item>
            <text:list-item>
              <text:p text:style-name="P35">Race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3:02:12.964536535</meta:creation-date>
    <meta:editing-duration>P1DT6H4M29S</meta:editing-duration>
    <meta:editing-cycles>5</meta:editing-cycles>
    <meta:generator>LibreOffice/4.2.8.2$Linux_X86_64 LibreOffice_project/420m0$Build-2</meta:generator>
    <dc:date>2015-09-27T14:08:47.778062645</dc:date>
    <meta:document-statistic meta:table-count="0" meta:image-count="0" meta:object-count="0" meta:page-count="4" meta:paragraph-count="114" meta:word-count="681" meta:character-count="3910" meta:non-whitespace-character-count="3435"/>
  </office:meta>
</office:document-meta>
</file>